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35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72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21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4.89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26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878cm" fo:min-width="4.898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5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18" draw:marker-end-width="0.3cm" draw:fill="none" draw:fill-color="#ffffff" draw:textarea-vertical-align="middle"/>
    </style:style>
    <style:style style:name="gr26" style:family="graphic" style:parent-style-name="objectwithoutfill">
      <style:graphic-properties svg:stroke-color="#000000" draw:marker-end="Arrowheads_20_19" draw:marker-end-width="0.3cm" draw:fill="none" draw:fill-color="#ffffff" draw:textarea-vertical-align="middle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5.307cm" fo:min-width="8.93cm" fo:wrap-option="wrap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7.438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20" draw:marker-end-width="0.3cm" draw:fill="none" draw:fill-color="#81d41a" draw:textarea-vertical-align="middle"/>
    </style:style>
    <style:style style:name="gr30" style:family="graphic" style:parent-style-name="objectwithoutfill">
      <style:graphic-properties svg:stroke-color="#000000" draw:marker-end="Arrowheads_20_21" draw:marker-end-width="0.3cm" draw:fill="none" draw:fill-color="#81d41a" draw:textarea-vertical-align="middle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9pt" style:font-size-asian="18pt" style:font-size-complex="18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18pt" style:font-size-complex="18pt"/>
    </style:style>
    <style:style style:name="P8" style:family="paragraph">
      <style:paragraph-properties fo:text-align="start"/>
      <style:text-properties fo:font-size="9pt" style:font-size-asian="18pt" style:font-size-complex="18pt"/>
    </style:style>
    <style:style style:name="P9" style:family="paragraph">
      <loext:graphic-properties draw:fill-color="#81d41a"/>
      <style:paragraph-properties fo:text-align="start"/>
      <style:text-properties fo:font-size="9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none" draw:fill-color="#81d41a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weight="bold" style:font-size-asian="18pt" style:font-weight-asian="bold" style:font-size-complex="18pt" style:font-weight-complex="bold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0.635cm" svg:x="1.317cm" svg:y="1.317cm">
          <text:p text:style-name="P1"><text:span text:style-name="T1">Starts in Town c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4.128cm" svg:x="0.682cm" svg:y="3.222cm">
          <text:p text:style-name="P3"><text:span text:style-name="T2">Go to general store</text:span></text:p>
          <text:p text:style-name="P3"><text:span text:style-name="T2">Or </text:span></text:p>
          <text:p text:style-name="P3"><text:span text:style-name="T2">Explore the town </text:span></text:p>
          <text:p text:style-name="P3"><text:span text:style-name="T2">cen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.905cm" svg:y1="1.952cm" svg:x2="2.905cm" svg:y2="3.222cm">
          <text:p/>
        </draw:line>
        <draw:custom-shape draw:style-name="gr4" draw:text-style-name="P7" draw:layer="layout" svg:width="5.715cm" svg:height="2.222cm" svg:x="7.35cm" svg:y="4.175cm">
          <text:p text:style-name="P6"><text:span text:style-name="T3">General store will </text:span><text:span text:style-name="T3">give you a </text:span></text:p>
          <text:p text:style-name="P6"><text:span text:style-name="T3">Small mission to </text:span><text:span text:style-name="T3">make some </text:span><text:span text:style-name="T3">money.</text:span></text:p>
          <text:p text:style-name="P6"><text:span text:style-name="T3">Repair some tools </text:span><text:span text:style-name="T3">in the back room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8cm" svg:height="2.223cm" svg:x="1.317cm" svg:y="8.302cm">
          <text:p text:style-name="P6"><text:span text:style-name="T3">Collect enough money to rent</text:span></text:p>
          <text:p text:style-name="P6"><text:span text:style-name="T3">An inn room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905cm" svg:y1="7.35cm" svg:x2="2.905cm" svg:y2="8.302cm">
          <text:p/>
        </draw:line>
        <draw:line draw:style-name="gr7" draw:text-style-name="P5" draw:layer="layout" svg:x1="4.81cm" svg:y1="5.445cm" svg:x2="7.35cm" svg:y2="5.445cm">
          <text:p/>
        </draw:line>
        <draw:custom-shape draw:style-name="gr8" draw:text-style-name="P7" draw:layer="layout" svg:width="4.763cm" svg:height="2.222cm" svg:x="15.287cm" svg:y="4.175cm">
          <text:p text:style-name="P6"><text:span text:style-name="T3">Collect things from all the rooms</text:span></text:p>
          <text:p text:style-name="P6"><text:span text:style-name="T3">And go to the workroom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.065cm" svg:y1="5.445cm" svg:x2="15.287cm" svg:y2="5.445cm">
          <text:p/>
        </draw:line>
        <draw:custom-shape draw:style-name="gr10" draw:text-style-name="P7" draw:layer="layout" svg:width="4.445cm" svg:height="2.222cm" svg:x="21.32cm" svg:y="4.175cm">
          <text:p text:style-name="P6"><text:span text:style-name="T3">A small animal takes the main </text:span></text:p>
          <text:p text:style-name="P6"><text:span text:style-name="T3">Part you need.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20.05cm" svg:y1="5.445cm" svg:x2="21.32cm" svg:y2="5.445cm">
          <text:p/>
        </draw:line>
        <draw:line draw:style-name="gr12" draw:text-style-name="P5" draw:layer="layout" svg:x1="23.542cm" svg:y1="6.397cm" svg:x2="20.685cm" svg:y2="9.254cm">
          <text:p/>
        </draw:line>
        <draw:custom-shape draw:style-name="gr5" draw:text-style-name="P7" draw:layer="layout" svg:width="5.398cm" svg:height="2.223cm" svg:x="1.317cm" svg:y="11.477cm">
          <text:p text:style-name="P6"><text:span text:style-name="T3">Check fountain, bar, and inn for </text:span></text:p>
          <text:p text:style-name="P6"><text:span text:style-name="T3">Coins to rent a room.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3.857cm" svg:y1="10.525cm" svg:x2="3.857cm" svg:y2="11.477cm">
          <text:p/>
        </draw:line>
        <draw:custom-shape draw:style-name="gr14" draw:text-style-name="P7" draw:layer="layout" svg:width="5.398cm" svg:height="4.128cm" svg:x="1.317cm" svg:y="14.652cm">
          <text:p text:style-name="P6"><text:span text:style-name="T3">Rents the room and moves Katie and</text:span></text:p>
          <text:p text:style-name="P6"><text:span text:style-name="T3">Johnson into it.</text:span></text:p>
          <text:p text:style-name="P6"><text:span text:style-name="T3"/></text:p>
          <text:p text:style-name="P6"><text:span text:style-name="T3">Talks to the Felilian in the inn for a</text:span></text:p>
          <text:p text:style-name="P6"><text:span text:style-name="T3">Mission.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4.175cm" svg:y1="13.7cm" svg:x2="4.175cm" svg:y2="14.652cm">
          <text:p/>
        </draw:line>
        <draw:custom-shape draw:style-name="gr16" draw:text-style-name="P7" draw:layer="layout" svg:width="5.08cm" svg:height="5.08cm" svg:x="1cm" svg:y="20.05cm">
          <text:p text:style-name="P6"><text:span text:style-name="T3">Either sneak into cart in town</text:span></text:p>
          <text:p text:style-name="P6"><text:span text:style-name="T3">Center or,</text:span></text:p>
          <text:p text:style-name="P6"><text:span text:style-name="T3">Sleep in the bed for the</text:span></text:p>
          <text:p text:style-name="P6"><text:span text:style-name="T3">n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5" draw:layer="layout" svg:x1="3.54cm" svg:y1="18.78cm" svg:x2="3.54cm" svg:y2="20.05cm">
          <text:p/>
        </draw:line>
        <draw:custom-shape draw:style-name="gr18" draw:text-style-name="P7" draw:layer="layout" svg:width="6.35cm" svg:height="2.54cm" svg:x="9.89cm" svg:y="21.32cm">
          <text:p text:style-name="P6"><text:span text:style-name="T3">You meet the ghost and get a mission.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08cm" svg:y1="22.59cm" svg:x2="9.89cm" svg:y2="22.59cm">
          <text:p/>
        </draw:line>
        <draw:custom-shape draw:style-name="gr20" draw:text-style-name="P7" draw:layer="layout" svg:width="5.08cm" svg:height="3.81cm" svg:x="2.27cm" svg:y="26.4cm">
          <text:p text:style-name="P6"><text:span text:style-name="T3">The cart is how you get</text:span></text:p>
          <text:p text:style-name="P6"><text:span text:style-name="T3">Between the ruins and to town.</text:span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3.54cm" svg:y1="25.13cm" svg:x2="3.54cm" svg:y2="26.4cm">
          <text:p/>
        </draw:line>
        <draw:line draw:style-name="gr12" draw:text-style-name="P5" draw:layer="layout" svg:x1="13.7cm" svg:y1="23.86cm" svg:x2="9.255cm" svg:y2="28.305cm">
          <text:p/>
        </draw:line>
        <draw:line draw:style-name="gr22" draw:text-style-name="P5" draw:layer="layout" svg:x1="9.255cm" svg:y1="28.305cm" svg:x2="7.35cm" svg:y2="28.305cm">
          <text:p/>
        </draw:line>
        <draw:custom-shape draw:style-name="gr16" draw:text-style-name="P7" draw:layer="layout" svg:width="5.08cm" svg:height="5.08cm" svg:x="2.27cm" svg:y="31.48cm">
          <text:p text:style-name="P6"><text:span text:style-name="T3">Ghost relic path</text:span></text:p>
          <text:p text:style-name="P6"><text:span text:style-name="T3">or</text:span></text:p>
          <text:p text:style-name="P6"><text:span text:style-name="T3"><text:s/></text:span><text:span text:style-name="T3">Treasure hunter pa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4.81cm" svg:y1="30.21cm" svg:x2="4.81cm" svg:y2="31.48cm">
          <text:p/>
        </draw:line>
        <draw:custom-shape draw:style-name="gr24" draw:text-style-name="P7" draw:layer="layout" svg:width="6.35cm" svg:height="3.81cm" svg:x="11.16cm" svg:y="31.48cm">
          <text:p text:style-name="P6">Ghost Path</text:p>
          <text:p text:style-name="P6"/>
          <text:p text:style-name="P6">Go into hidden cave that only appears after</text:p>
          <text:p text:style-name="P6">Meeting ghost.</text:p>
          <text:p text:style-name="P6">You can only leave after solving a puzzle</text:p>
          <text:p text:style-name="P6">There.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7.35cm" svg:y1="34.02cm" svg:x2="11.16cm" svg:y2="34.02cm">
          <text:p/>
        </draw:line>
        <draw:custom-shape draw:style-name="gr20" draw:text-style-name="P7" draw:layer="layout" svg:width="5.08cm" svg:height="3.81cm" svg:x="2.27cm" svg:y="37.83cm">
          <text:p text:style-name="P6">Treasure Path</text:p>
          <text:p text:style-name="P6"/>
          <text:p text:style-name="P6">Go to Garage to search it.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4.81cm" svg:y1="36.56cm" svg:x2="4.81cm" svg:y2="37.83cm">
          <text:p/>
        </draw:line>
        <draw:custom-shape draw:style-name="gr27" draw:text-style-name="P9" draw:layer="layout" svg:width="9.43cm" svg:height="15.557cm" svg:x="40.37cm" svg:y="1cm">
          <text:p text:style-name="P8"><text:span text:style-name="T3">NPC Roster:</text:span></text:p>
          <text:p text:style-name="P8"><text:span text:style-name="T3"/></text:p>
          <text:p text:style-name="P8"><text:span text:style-name="T4">Loaded at Start</text:span></text:p>
          <text:p text:style-name="P8"><text:span text:style-name="T3">1. Scavenger</text:span></text:p>
          <text:p text:style-name="P8"><text:span text:style-name="T3">2. Shop Keeper</text:span></text:p>
          <text:p text:style-name="P8"><text:span text:style-name="T3">3. Inn Keeper</text:span></text:p>
          <text:p text:style-name="P8"><text:span text:style-name="T3">4. Mansion Guard</text:span></text:p>
          <text:p text:style-name="P8"><text:span text:style-name="T5">5. Organ Player</text:span></text:p>
          <text:p text:style-name="P8"><text:span text:style-name="T5">6. Treasure Hunter</text:span></text:p>
          <text:p text:style-name="P8"><text:span text:style-name="T5">7. 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7.938cm" svg:height="3.175cm" svg:x="10.842cm" svg:y="7.985cm">
          <text:p text:style-name="P10"><text:span text:style-name="T3">You can repair all but one to get some money.</text:span></text:p>
          <text:p text:style-name="P10"><text:span text:style-name="T3">The last will be repairable much later for the bonus.</text:span></text:p>
          <draw:enhanced-geometry svg:viewBox="0 0 21600 21600" draw:type="rectangle" draw:enhanced-path="M 0 0 L 21600 0 21600 21600 0 21600 0 0 Z N"/>
        </draw:custom-shape>
        <draw:line draw:style-name="gr29" draw:text-style-name="P12" draw:layer="layout" svg:x1="20.685cm" svg:y1="9.255cm" svg:x2="18.78cm" svg:y2="9.255cm">
          <text:p/>
        </draw:line>
        <draw:line draw:style-name="gr30" draw:text-style-name="P12" draw:layer="layout" svg:x1="10.842cm" svg:y1="9.572cm" svg:x2="6.715cm" svg:y2="9.57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7T20:27:19.331386972</meta:creation-date>
    <dc:date>2020-08-08T11:29:49.428604528</dc:date>
    <meta:editing-duration>PT2H57M11S</meta:editing-duration>
    <meta:editing-cycles>25</meta:editing-cycles>
    <meta:generator>LibreOffice/7.0.0.3$Linux_X86_64 LibreOffice_project/8061b3e9204bef6b321a21033174034a5e2ea88e</meta:generator>
    <meta:document-statistic meta:object-count="34"/>
  </office:meta>
</office:document-meta>
</file>